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bb6a2" officeooo:paragraph-rsid="001bb6a2"/>
    </style:style>
    <style:style style:name="P3" style:family="paragraph" style:parent-style-name="Text_20_body">
      <style:text-properties officeooo:rsid="001bb6a2" officeooo:paragraph-rsid="001bb6a2"/>
    </style:style>
    <style:style style:name="P4" style:family="paragraph" style:parent-style-name="Standard">
      <style:text-properties officeooo:rsid="0022d09d" officeooo:paragraph-rsid="0022d09d"/>
    </style:style>
    <style:style style:name="P5" style:family="paragraph" style:parent-style-name="Text_20_body">
      <style:text-properties officeooo:rsid="0022d09d" officeooo:paragraph-rsid="0022d09d"/>
    </style:style>
    <style:style style:name="P6" style:family="paragraph" style:parent-style-name="Standard">
      <style:text-properties officeooo:rsid="0029ba29" officeooo:paragraph-rsid="0029ba29"/>
    </style:style>
    <style:style style:name="P7" style:family="paragraph" style:parent-style-name="Text_20_body">
      <style:text-properties officeooo:rsid="0029ba29" officeooo:paragraph-rsid="0029ba29"/>
    </style:style>
    <style:style style:name="P8" style:family="paragraph" style:parent-style-name="Text_20_body">
      <style:text-properties officeooo:rsid="0029ba29" officeooo:paragraph-rsid="00353eae"/>
    </style:style>
    <style:style style:name="P9" style:family="paragraph" style:parent-style-name="Standard">
      <style:text-properties officeooo:rsid="00380836" officeooo:paragraph-rsid="00380836"/>
    </style:style>
    <style:style style:name="P10" style:family="paragraph" style:parent-style-name="Text_20_body">
      <style:text-properties officeooo:rsid="00380836" officeooo:paragraph-rsid="00380836"/>
    </style:style>
    <style:style style:name="P11" style:family="paragraph" style:parent-style-name="Standard">
      <style:text-properties officeooo:rsid="00385d51" officeooo:paragraph-rsid="00385d51"/>
    </style:style>
    <style:style style:name="P12" style:family="paragraph" style:parent-style-name="Text_20_body">
      <style:text-properties officeooo:rsid="00385d51" officeooo:paragraph-rsid="00385d51"/>
    </style:style>
    <style:style style:name="P13" style:family="paragraph" style:parent-style-name="Standard">
      <style:text-properties officeooo:rsid="003f702c" officeooo:paragraph-rsid="003f702c"/>
    </style:style>
    <style:style style:name="P14" style:family="paragraph" style:parent-style-name="Text_20_body">
      <style:text-properties officeooo:rsid="003f702c" officeooo:paragraph-rsid="003f702c"/>
    </style:style>
    <style:style style:name="P15" style:family="paragraph" style:parent-style-name="Standard">
      <style:text-properties officeooo:rsid="00469054" officeooo:paragraph-rsid="00469054"/>
    </style:style>
    <style:style style:name="P16" style:family="paragraph" style:parent-style-name="Preformatted_20_Text">
      <style:paragraph-properties fo:margin-top="0in" fo:margin-bottom="0.1965in" style:contextual-spacing="false"/>
    </style:style>
    <style:style style:name="P17" style:family="paragraph" style:parent-style-name="Standard">
      <style:text-properties officeooo:rsid="00469054" officeooo:paragraph-rsid="00469054"/>
    </style:style>
    <style:style style:name="P18" style:family="paragraph" style:parent-style-name="Standard">
      <style:text-properties officeooo:rsid="0056654a" officeooo:paragraph-rsid="0056654a"/>
    </style:style>
    <style:style style:name="P19" style:family="paragraph" style:parent-style-name="Standard">
      <style:text-properties officeooo:rsid="0059a183" officeooo:paragraph-rsid="0059a183"/>
    </style:style>
    <style:style style:name="P20" style:family="paragraph" style:parent-style-name="Text_20_body" style:list-style-name="L1"/>
    <style:style style:name="P21" style:family="paragraph" style:parent-style-name="Text_20_body" style:list-style-name="L1">
      <style:paragraph-properties fo:margin-top="0in" fo:margin-bottom="0in" style:contextual-spacing="false"/>
    </style:style>
    <style:style style:name="P22" style:family="paragraph" style:parent-style-name="Text_20_body" style:list-style-name="L2"/>
    <style:style style:name="P23" style:family="paragraph" style:parent-style-name="Text_20_body" style:list-style-name="L2">
      <style:paragraph-properties fo:margin-top="0in" fo:margin-bottom="0in" style:contextual-spacing="false"/>
    </style:style>
    <style:style style:name="P24" style:family="paragraph" style:parent-style-name="Text_20_body" style:list-style-name="L3"/>
    <style:style style:name="P25" style:family="paragraph" style:parent-style-name="Text_20_body" style:list-style-name="L3">
      <style:paragraph-properties fo:margin-top="0in" fo:margin-bottom="0in" style:contextual-spacing="false"/>
    </style:style>
    <style:style style:name="P26" style:family="paragraph" style:parent-style-name="Text_20_body" style:list-style-name="L4"/>
    <style:style style:name="P27" style:family="paragraph" style:parent-style-name="Text_20_body" style:list-style-name="L4">
      <style:paragraph-properties fo:margin-top="0in" fo:margin-bottom="0in" style:contextual-spacing="false"/>
    </style:style>
    <style:style style:name="P28" style:family="paragraph" style:parent-style-name="Text_20_body" style:list-style-name="L5"/>
    <style:style style:name="P29" style:family="paragraph" style:parent-style-name="Text_20_body" style:list-style-name="L5">
      <style:paragraph-properties fo:margin-top="0in" fo:margin-bottom="0in" style:contextual-spacing="false"/>
    </style:style>
    <style:style style:name="P30" style:family="paragraph" style:parent-style-name="Text_20_body" style:list-style-name="L6"/>
    <style:style style:name="P31" style:family="paragraph" style:parent-style-name="Text_20_body" style:list-style-name="L6">
      <style:paragraph-properties fo:margin-top="0in" fo:margin-bottom="0in" style:contextual-spacing="false"/>
    </style:style>
    <style:style style:name="P32" style:family="paragraph" style:parent-style-name="Text_20_body" style:list-style-name="L7"/>
    <style:style style:name="P33" style:family="paragraph" style:parent-style-name="Text_20_body" style:list-style-name="L7">
      <style:paragraph-properties fo:margin-top="0in" fo:margin-bottom="0in" style:contextual-spacing="false"/>
    </style:style>
    <style:style style:name="P34" style:family="paragraph" style:parent-style-name="Text_20_body" style:list-style-name="L8"/>
    <style:style style:name="P35" style:family="paragraph" style:parent-style-name="Text_20_body" style:list-style-name="L8">
      <style:paragraph-properties fo:margin-top="0in" fo:margin-bottom="0in" style:contextual-spacing="false"/>
    </style:style>
    <style:style style:name="P36" style:family="paragraph" style:parent-style-name="Text_20_body" style:list-style-name="L9"/>
    <style:style style:name="P37" style:family="paragraph" style:parent-style-name="Text_20_body" style:list-style-name="L9">
      <style:paragraph-properties fo:margin-top="0in" fo:margin-bottom="0in" style:contextual-spacing="false"/>
    </style:style>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1">
      <style:paragraph-properties fo:margin-top="0in" fo:margin-bottom="0in" style:contextual-spacing="false"/>
    </style:style>
    <style:style style:name="P41" style:family="paragraph" style:parent-style-name="Text_20_body" style:list-style-name="L12"/>
    <style:style style:name="P42" style:family="paragraph" style:parent-style-name="Text_20_body" style:list-style-name="L12">
      <style:paragraph-properties fo:margin-top="0in" fo:margin-bottom="0in" style:contextual-spacing="false"/>
    </style:style>
    <style:style style:name="P43" style:family="paragraph" style:parent-style-name="Text_20_body" style:list-style-name="L13"/>
    <style:style style:name="P44" style:family="paragraph" style:parent-style-name="Text_20_body" style:list-style-name="L13">
      <style:paragraph-properties fo:margin-top="0in" fo:margin-bottom="0in" style:contextual-spacing="false"/>
    </style:style>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5">
      <style:paragraph-properties fo:margin-top="0in" fo:margin-bottom="0in" style:contextual-spacing="false"/>
    </style:style>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19">
      <style:paragraph-properties fo:margin-top="0in" fo:margin-bottom="0in" style:contextual-spacing="false"/>
    </style:style>
    <style:style style:name="P53" style:family="paragraph" style:parent-style-name="Text_20_body" style:list-style-name="L20"/>
    <style:style style:name="P54" style:family="paragraph" style:parent-style-name="Text_20_body" style:list-style-name="L20">
      <style:paragraph-properties fo:margin-top="0in" fo:margin-bottom="0in" style:contextual-spacing="false"/>
    </style:style>
    <style:style style:name="P55" style:family="paragraph" style:parent-style-name="Text_20_body" style:list-style-name="L21"/>
    <style:style style:name="P56" style:family="paragraph" style:parent-style-name="Text_20_body" style:list-style-name="L21">
      <style:paragraph-properties fo:margin-top="0in" fo:margin-bottom="0in" style:contextual-spacing="false"/>
    </style:style>
    <style:style style:name="P57" style:family="paragraph" style:parent-style-name="Text_20_body" style:list-style-name="L22"/>
    <style:style style:name="P58" style:family="paragraph" style:parent-style-name="Text_20_body" style:list-style-name="L22">
      <style:paragraph-properties fo:margin-top="0in" fo:margin-bottom="0in" style:contextual-spacing="false"/>
    </style:style>
    <style:style style:name="P59" style:family="paragraph" style:parent-style-name="Text_20_body" style:list-style-name="L23"/>
    <style:style style:name="P60" style:family="paragraph" style:parent-style-name="Text_20_body" style:list-style-name="L23">
      <style:paragraph-properties fo:margin-top="0in" fo:margin-bottom="0in" style:contextual-spacing="false"/>
    </style:style>
    <style:style style:name="P61" style:family="paragraph" style:parent-style-name="Text_20_body" style:list-style-name="L24"/>
    <style:style style:name="P62" style:family="paragraph" style:parent-style-name="Text_20_body" style:list-style-name="L24">
      <style:paragraph-properties fo:margin-top="0in" fo:margin-bottom="0in" style:contextual-spacing="false"/>
    </style:style>
    <style:style style:name="P63" style:family="paragraph" style:parent-style-name="Text_20_body" style:list-style-name="L25"/>
    <style:style style:name="P64" style:family="paragraph" style:parent-style-name="Text_20_body" style:list-style-name="L25">
      <style:paragraph-properties fo:margin-top="0in" fo:margin-bottom="0in" style:contextual-spacing="false"/>
    </style:style>
    <style:style style:name="P65" style:family="paragraph" style:parent-style-name="Text_20_body" style:list-style-name="L26"/>
    <style:style style:name="P66" style:family="paragraph" style:parent-style-name="Text_20_body" style:list-style-name="L26">
      <style:paragraph-properties fo:margin-top="0in" fo:margin-bottom="0in" style:contextual-spacing="false"/>
    </style:style>
    <style:style style:name="P67" style:family="paragraph" style:parent-style-name="Text_20_body" style:list-style-name="L27"/>
    <style:style style:name="P68" style:family="paragraph" style:parent-style-name="Text_20_body" style:list-style-name="L27">
      <style:paragraph-properties fo:margin-top="0in" fo:margin-bottom="0in" style:contextual-spacing="false"/>
    </style:style>
    <style:style style:name="P69" style:family="paragraph" style:parent-style-name="Text_20_body" style:list-style-name="L28"/>
    <style:style style:name="P70" style:family="paragraph" style:parent-style-name="Text_20_body" style:list-style-name="L28">
      <style:paragraph-properties fo:margin-top="0in" fo:margin-bottom="0in" style:contextual-spacing="false"/>
    </style:style>
    <style:style style:name="P71" style:family="paragraph" style:parent-style-name="Text_20_body" style:list-style-name="L29"/>
    <style:style style:name="P72" style:family="paragraph" style:parent-style-name="Text_20_body" style:list-style-name="L29">
      <style:paragraph-properties fo:margin-top="0in" fo:margin-bottom="0in" style:contextual-spacing="false"/>
    </style:style>
    <style:style style:name="P73" style:family="paragraph" style:parent-style-name="Text_20_body" style:list-style-name="L30"/>
    <style:style style:name="P74" style:family="paragraph" style:parent-style-name="Text_20_body" style:list-style-name="L30">
      <style:paragraph-properties fo:margin-top="0in" fo:margin-bottom="0in" style:contextual-spacing="false"/>
    </style:style>
    <style:style style:name="P75" style:family="paragraph" style:parent-style-name="Text_20_body" style:list-style-name="L31"/>
    <style:style style:name="P76" style:family="paragraph" style:parent-style-name="Text_20_body" style:list-style-name="L31">
      <style:paragraph-properties fo:margin-top="0in" fo:margin-bottom="0in" style:contextual-spacing="false"/>
    </style:style>
    <style:style style:name="P77" style:family="paragraph" style:parent-style-name="Text_20_body" style:list-style-name="L32"/>
    <style:style style:name="P78" style:family="paragraph" style:parent-style-name="Text_20_body" style:list-style-name="L32">
      <style:paragraph-properties fo:margin-top="0in" fo:margin-bottom="0in" style:contextual-spacing="false"/>
    </style:style>
    <style:style style:name="P79" style:family="paragraph" style:parent-style-name="Text_20_body" style:list-style-name="L33"/>
    <style:style style:name="P80" style:family="paragraph" style:parent-style-name="Text_20_body" style:list-style-name="L33">
      <style:paragraph-properties fo:margin-top="0in" fo:margin-bottom="0in" style:contextual-spacing="false"/>
    </style:style>
    <style:style style:name="P81" style:family="paragraph" style:parent-style-name="Text_20_body" style:list-style-name="L34"/>
    <style:style style:name="P82" style:family="paragraph" style:parent-style-name="Text_20_body" style:list-style-name="L34">
      <style:paragraph-properties fo:margin-top="0in" fo:margin-bottom="0in" style:contextual-spacing="false"/>
    </style:style>
    <style:style style:name="P83" style:family="paragraph" style:parent-style-name="Text_20_body" style:list-style-name="L35"/>
    <style:style style:name="P84" style:family="paragraph" style:parent-style-name="Text_20_body" style:list-style-name="L35">
      <style:paragraph-properties fo:margin-top="0in" fo:margin-bottom="0in" style:contextual-spacing="false"/>
    </style:style>
    <style:style style:name="P85" style:family="paragraph" style:parent-style-name="Text_20_body" style:list-style-name="L36"/>
    <style:style style:name="P86" style:family="paragraph" style:parent-style-name="Text_20_body" style:list-style-name="L36">
      <style:paragraph-properties fo:margin-top="0in" fo:margin-bottom="0in" style:contextual-spacing="false"/>
    </style:style>
    <style:style style:name="P87" style:family="paragraph" style:parent-style-name="Text_20_body" style:list-style-name="L37"/>
    <style:style style:name="P88" style:family="paragraph" style:parent-style-name="Text_20_body" style:list-style-name="L37">
      <style:paragraph-properties fo:margin-top="0in" fo:margin-bottom="0in" style:contextual-spacing="false"/>
    </style:style>
    <style:style style:name="P89" style:family="paragraph" style:parent-style-name="Text_20_body" style:list-style-name="L39"/>
    <style:style style:name="P90" style:family="paragraph" style:parent-style-name="Text_20_body">
      <style:text-properties officeooo:rsid="00469054" officeooo:paragraph-rsid="00469054"/>
    </style:style>
    <style:style style:name="P91" style:family="paragraph" style:parent-style-name="Text_20_body" style:list-style-name="L38">
      <style:text-properties fo:color="#c9211e" loext:opacity="100%"/>
    </style:style>
    <style:style style:name="P92" style:family="paragraph" style:parent-style-name="Text_20_body" style:list-style-name="L40"/>
    <style:style style:name="P93" style:family="paragraph" style:parent-style-name="Text_20_body" style:list-style-name="L40">
      <style:paragraph-properties fo:margin-top="0in" fo:margin-bottom="0in" style:contextual-spacing="false"/>
    </style:style>
    <style:style style:name="P94" style:family="paragraph" style:parent-style-name="Text_20_body" style:list-style-name="L41"/>
    <style:style style:name="P95" style:family="paragraph" style:parent-style-name="Text_20_body" style:list-style-name="L41">
      <style:paragraph-properties fo:margin-top="0in" fo:margin-bottom="0in" style:contextual-spacing="false"/>
    </style:style>
    <style:style style:name="P96" style:family="paragraph" style:parent-style-name="Text_20_body" style:list-style-name="L42"/>
    <style:style style:name="P97" style:family="paragraph" style:parent-style-name="Text_20_body" style:list-style-name="L43"/>
    <style:style style:name="P98" style:family="paragraph" style:parent-style-name="Text_20_body" style:list-style-name="L43">
      <style:paragraph-properties fo:margin-top="0in" fo:margin-bottom="0in" style:contextual-spacing="false"/>
    </style:style>
    <style:style style:name="P99" style:family="paragraph" style:parent-style-name="Text_20_body" style:list-style-name="L44"/>
    <style:style style:name="P100" style:family="paragraph" style:parent-style-name="Text_20_body" style:list-style-name="L45"/>
    <style:style style:name="P101" style:family="paragraph" style:parent-style-name="Text_20_body" style:list-style-name="L45">
      <style:paragraph-properties fo:margin-top="0in" fo:margin-bottom="0in" style:contextual-spacing="false"/>
    </style:style>
    <style:style style:name="P102" style:family="paragraph" style:parent-style-name="Text_20_body">
      <style:text-properties officeooo:rsid="0056654a" officeooo:paragraph-rsid="0056654a"/>
    </style:style>
    <style:style style:name="P103" style:family="paragraph" style:parent-style-name="Text_20_body" style:list-style-name="L46"/>
    <style:style style:name="P104" style:family="paragraph" style:parent-style-name="Text_20_body" style:list-style-name="L46">
      <style:paragraph-properties fo:margin-top="0in" fo:margin-bottom="0in" style:contextual-spacing="false"/>
    </style:style>
    <style:style style:name="P105" style:family="paragraph" style:parent-style-name="Text_20_body" style:list-style-name="L47"/>
    <style:style style:name="P106" style:family="paragraph" style:parent-style-name="Text_20_body" style:list-style-name="L47">
      <style:paragraph-properties fo:margin-top="0in" fo:margin-bottom="0in" style:contextual-spacing="false"/>
    </style:style>
    <style:style style:name="P107" style:family="paragraph" style:parent-style-name="Text_20_body" style:list-style-name="L48"/>
    <style:style style:name="P108" style:family="paragraph" style:parent-style-name="Text_20_body" style:list-style-name="L49"/>
    <style:style style:name="P109" style:family="paragraph" style:parent-style-name="Text_20_body">
      <style:text-properties officeooo:rsid="0059a183" officeooo:paragraph-rsid="0059a183"/>
    </style:style>
    <style:style style:name="P110" style:family="paragraph" style:parent-style-name="Text_20_body" style:list-style-name="L50"/>
    <style:style style:name="P111" style:family="paragraph" style:parent-style-name="Text_20_body" style:list-style-name="L50">
      <style:paragraph-properties fo:margin-top="0in" fo:margin-bottom="0in" style:contextual-spacing="false"/>
    </style:style>
    <style:style style:name="P112" style:family="paragraph" style:parent-style-name="Text_20_body" style:list-style-name="L51"/>
    <style:style style:name="P113" style:family="paragraph" style:parent-style-name="Text_20_body" style:list-style-name="L51">
      <style:paragraph-properties fo:margin-top="0in" fo:margin-bottom="0in" style:contextual-spacing="false"/>
    </style:style>
    <style:style style:name="P114" style:family="paragraph" style:parent-style-name="Text_20_body" style:list-style-name="L52"/>
    <style:style style:name="P115" style:family="paragraph" style:parent-style-name="Text_20_body" style:list-style-name="L52">
      <style:paragraph-properties fo:margin-top="0in" fo:margin-bottom="0in" style:contextual-spacing="false"/>
    </style:style>
    <style:style style:name="P116" style:family="paragraph" style:parent-style-name="Text_20_body" style:list-style-name="L53"/>
    <style:style style:name="P117" style:family="paragraph" style:parent-style-name="Text_20_body" style:list-style-name="L53">
      <style:paragraph-properties fo:margin-top="0in" fo:margin-bottom="0in" style:contextual-spacing="false"/>
    </style:style>
    <style:style style:name="P118" style:family="paragraph" style:parent-style-name="Text_20_body" style:list-style-name="L54"/>
    <style:style style:name="P119" style:family="paragraph" style:parent-style-name="Text_20_body" style:list-style-name="L54">
      <style:paragraph-properties fo:margin-top="0in" fo:margin-bottom="0in" style:contextual-spacing="false"/>
    </style:style>
    <style:style style:name="T1" style:family="text">
      <style:text-properties officeooo:rsid="00353ea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ell rules</text:p>
      <text:p text:style-name="P2"/>
      <text:p text:style-name="P3"><text:span text:style-name="Strong_20_Emphasis">How the shell processes input:</text:span></text:p>
      <text:list xml:id="list4285327973" text:style-name="L1">
        <text:list-item>
          <text:p text:style-name="P21"><text:span text:style-name="Strong_20_Emphasis">Reads input:</text:span> It can come from a file, a command-line argument (<text:span text:style-name="Source_20_Text">-c</text:span>), or functions like <text:span text:style-name="Source_20_Text">system()</text:span> and <text:span text:style-name="Source_20_Text">popen()</text:span>.</text:p>
        </text:list-item>
        <text:list-item>
          <text:p text:style-name="P21"><text:span text:style-name="Strong_20_Emphasis">Splits input:</text:span> It breaks down the input into smaller pieces called tokens (words and operators).</text:p>
        </text:list-item>
        <text:list-item>
          <text:p text:style-name="P21"><text:span text:style-name="Strong_20_Emphasis">Builds commands:</text:span> It groups these tokens into simple commands (single actions) or compound commands (combine multiple actions).</text:p>
        </text:list-item>
        <text:list-item>
          <text:p text:style-name="P21"><text:span text:style-name="Strong_20_Emphasis">Expands variables:</text:span> It replaces special placeholders (<text:span text:style-name="Source_20_Text">$variable</text:span>) with their actual values.</text:p>
        </text:list-item>
        <text:list-item>
          <text:p text:style-name="P21"><text:span text:style-name="Strong_20_Emphasis">Redirects input/output:</text:span> It allows changing where commands receive input and send output (e.g., saving output to a file).</text:p>
        </text:list-item>
        <text:list-item>
          <text:p text:style-name="P21"><text:span text:style-name="Strong_20_Emphasis">Executes commands:</text:span> It runs the built-in commands, functions, scripts, or external programs based on the parsed instructions.</text:p>
        </text:list-item>
        <text:list-item>
          <text:p text:style-name="P20"><text:span text:style-name="Strong_20_Emphasis">Waits and collects status:</text:span> It might wait for the command to finish and captures its success/failure code (exit status).</text:p>
        </text:list-item>
      </text:list>
      <text:p text:style-name="P4">Quoting</text:p>
      <text:p text:style-name="P4"/>
      <text:p text:style-name="P4">Quoting is essential to control how the shell interprets characters and prevents special meanings from interfering with your commands.</text:p>
      <text:p text:style-name="P4"/>
      <text:p text:style-name="P5"><text:span text:style-name="Strong_20_Emphasis">What needs quoting:</text:span></text:p>
      <text:list xml:id="list3050935853" text:style-name="L2">
        <text:list-item>
          <text:p text:style-name="P23"><text:span text:style-name="Strong_20_Emphasis">Always quote:</text:span> Characters like <text:span text:style-name="Source_20_Text">&amp;</text:span>, <text:span text:style-name="Source_20_Text">;</text:span>, <text:span text:style-name="Source_20_Text">$</text:span>, <text:span text:style-name="Source_20_Text">\</text:span>, spaces, tabs, and newlines need quoting to be interpreted literally.</text:p>
        </text:list-item>
        <text:list-item>
          <text:p text:style-name="P22"><text:span text:style-name="Strong_20_Emphasis">Quote conditionally:</text:span> Characters like <text:span text:style-name="Source_20_Text">?</text:span>, <text:span text:style-name="Source_20_Text">[</text:span>, <text:span text:style-name="Source_20_Text">#</text:span>, <text:span text:style-name="Source_20_Text">=</text:span>, and <text:span text:style-name="Source_20_Text">%</text:span> might need quoting depending on the context (refer to the full standard for details).</text:p>
        </text:list-item>
      </text:list>
      <text:p text:style-name="Text_20_body"><text:span text:style-name="Strong_20_Emphasis">How to quote:</text:span></text:p>
      <text:list xml:id="list2854590418" text:style-name="L3">
        <text:list-item>
          <text:p text:style-name="P25"><text:span text:style-name="Strong_20_Emphasis">Escape character (</text:span><text:span text:style-name="Strong_20_Emphasis"><text:span text:style-name="Source_20_Text">\</text:span></text:span><text:span text:style-name="Strong_20_Emphasis">):</text:span> This cancels the special meaning of the next character that follows it. For example, <text:span text:style-name="Source_20_Text">\$</text:span> prints the literal dollar sign (<text:span text:style-name="Source_20_Text">$</text:span>).</text:p>
        </text:list-item>
        <text:list-item>
          <text:p text:style-name="P25"><text:span text:style-name="Strong_20_Emphasis">Single quotes (</text:span><text:span text:style-name="Strong_20_Emphasis"><text:span text:style-name="Source_20_Text">'</text:span></text:span><text:span text:style-name="Strong_20_Emphasis">):</text:span> Everything inside single quotes is interpreted literally. No expansions or interpretations happen.</text:p>
        </text:list-item>
        <text:list-item>
          <text:p text:style-name="P24"><text:span text:style-name="Strong_20_Emphasis">Double quotes (</text:span><text:span text:style-name="Strong_20_Emphasis"><text:span text:style-name="Source_20_Text">"</text:span></text:span><text:span text:style-name="Strong_20_Emphasis">):</text:span> Most things are interpreted literally within double quotes, but some expansions still occur (variable expansion and command substitution).</text:p>
        </text:list-item>
      </text:list>
      <text:p text:style-name="Text_20_body"><text:span text:style-name="Strong_20_Emphasis">Here documents (mentioned but not explained here):</text:span></text:p>
      <text:p text:style-name="Text_20_body">Here documents are a special way to provide multi-line input within the shell. Quoting plays a role in here-documents to control how variable expansions and command substitutions are handled within that multi-line text.</text:p>
      <text:p text:style-name="P4"/>
      <text:p text:style-name="P5"><text:span text:style-name="Strong_20_Emphasis">Escape Character (Backslash):</text:span></text:p>
      <text:list xml:id="list3504529262" text:style-name="L4">
        <text:list-item>
          <text:p text:style-name="P27">An unquoted backslash (<text:span text:style-name="Source_20_Text">\</text:span>) makes the following character literal, except for newline (<text:span text:style-name="Source_20_Text">\n</text:span>).</text:p>
        </text:list-item>
        <text:list-item>
          <text:p text:style-name="P26"><text:span text:style-name="Source_20_Text">\n</text:span> is treated as a line continuation, removing the backslash and newline before tokenizing (splitting) the input. This means <text:span text:style-name="Source_20_Text">\n</text:span> doesn't act as a separator between commands.</text:p>
        </text:list-item>
      </text:list>
      <text:p text:style-name="Text_20_body"><text:soft-page-break/><text:span text:style-name="Strong_20_Emphasis">Single Quotes (</text:span><text:span text:style-name="Strong_20_Emphasis"><text:span text:style-name="Source_20_Text">''</text:span></text:span><text:span text:style-name="Strong_20_Emphasis">):</text:span></text:p>
      <text:list xml:id="list532327319" text:style-name="L5">
        <text:list-item>
          <text:p text:style-name="P29">Everything inside single quotes is interpreted literally.</text:p>
        </text:list-item>
        <text:list-item>
          <text:p text:style-name="P29">No expansions (like variables) or special meanings are applied.</text:p>
        </text:list-item>
        <text:list-item>
          <text:p text:style-name="P28">Single quotes cannot be used within single quotes (to include a literal single quote, use a backslash: <text:span text:style-name="Source_20_Text">\'</text:span>).</text:p>
        </text:list-item>
      </text:list>
      <text:p text:style-name="Text_20_body"><text:span text:style-name="Strong_20_Emphasis">Double Quotes (</text:span><text:span text:style-name="Strong_20_Emphasis"><text:span text:style-name="Source_20_Text">""</text:span></text:span><text:span text:style-name="Strong_20_Emphasis">):</text:span></text:p>
      <text:list xml:id="list2521648251" text:style-name="L6">
        <text:list-item>
          <text:p text:style-name="P31">Most characters within double quotes are interpreted literally.</text:p>
        </text:list-item>
        <text:list-item>
          <text:p text:style-name="P31">Exceptions:</text:p>
          <text:list>
            <text:list-item>
              <text:p text:style-name="P31"><text:span text:style-name="Source_20_Text">$</text:span>: Retains its special meaning for variable expansion, command substitution, and arithmetic expansion.</text:p>
            </text:list-item>
            <text:list-item>
              <text:p text:style-name="P31">`` (backtick): Retains its special meaning for command substitution (different form than single backticks). Text between backticks is executed as a command, and its output replaces the backtick sequence. Double quotes have no effect within backticks.</text:p>
            </text:list-item>
            <text:list-item>
              <text:p text:style-name="P31"><text:span text:style-name="Source_20_Text">\</text:span>: Retains its escape character meaning only when followed by specific characters like <text:span text:style-name="Source_20_Text">$</text:span>, `` (backtick), <text:span text:style-name="Source_20_Text">"</text:span>, or another backslash.</text:p>
            </text:list-item>
          </text:list>
        </text:list-item>
        <text:list-item>
          <text:p text:style-name="P30">Double quotes themselves need to be escaped (<text:span text:style-name="Source_20_Text">\"</text:span>) to be included literally within double quotes.</text:p>
        </text:list-item>
      </text:list>
      <text:p text:style-name="Text_20_body"><text:span text:style-name="Strong_20_Emphasis">Additional Notes:</text:span></text:p>
      <text:list xml:id="list4196344608" text:style-name="L7">
        <text:list-item>
          <text:p text:style-name="P33"><text:span text:style-name="Source_20_Text">@</text:span> parameter has a special meaning within double quotes (refer to the standard for details).</text:p>
        </text:list-item>
        <text:list-item>
          <text:p text:style-name="P32">The passage mentions undefined results in certain edge cases involving mismatched single/double quotes or backticks within double quotes. Refer to the full standard for specific details on these corner cases.</text:p>
        </text:list-item>
      </text:list>
      <text:p text:style-name="P6"/>
      <text:p text:style-name="P6">Token recognition</text:p>
      <text:p text:style-name="P6"/>
      <text:p text:style-name="P7"><text:span text:style-name="Strong_20_Emphasis">Parsing Modes:</text:span></text:p>
      <text:list xml:id="list1493615159" text:style-name="L8">
        <text:list-item>
          <text:p text:style-name="P35">There are two main parsing modes:</text:p>
          <text:list>
            <text:list-item>
              <text:p text:style-name="P35">Ordinary token recognition (explained here).</text:p>
            </text:list-item>
            <text:list-item>
              <text:p text:style-name="P34">Processing here-documents (covered elsewhere).</text:p>
            </text:list-item>
          </text:list>
        </text:list-item>
      </text:list>
      <text:p text:style-name="Text_20_body"><text:span text:style-name="Strong_20_Emphasis">Tokenizing Rules:</text:span></text:p>
      <text:p text:style-name="Text_20_body">The shell applies these rules one by one to each character in the input until a token is complete:</text:p>
      <text:list xml:id="list2034904221" text:style-name="L9">
        <text:list-item>
          <text:p text:style-name="P37"><text:span text:style-name="Strong_20_Emphasis">End of Input:</text:span> If the end of input is reached, the current token (if any) is complete.</text:p>
        </text:list-item>
        <text:list-item>
          <text:p text:style-name="P37"><text:span text:style-name="Strong_20_Emphasis">Operator Building:</text:span> If the previous character was part of an operator (like <text:span text:style-name="Source_20_Text">&amp;&amp;</text:span> or <text:span text:style-name="Source_20_Text">&gt;</text:span>), the current character is checked.</text:p>
          <text:list>
            <text:list-item>
              <text:p text:style-name="P37">If it can be used to extend the operator, it becomes part of the operator token.</text:p>
            </text:list-item>
            <text:list-item>
              <text:p text:style-name="P37">If it can't be used with the existing operator, the previous operator is considered complete.</text:p>
            </text:list-item>
          </text:list>
        </text:list-item>
        <text:list-item>
          <text:p text:style-name="P37"><text:span text:style-name="Strong_20_Emphasis">Quoting:</text:span> If the current character is a backslash, single quote, or double quote (and not itself quoted), it affects how subsequent characters are interpreted (refer to "Quoting" section for details). Importantly, during tokenization, no substitutions actually happen (like variable <text:soft-page-break/>expansion). The token includes the literal characters, even quotes and substitution operators, until the end of the quoted text.</text:p>
        </text:list-item>
        <text:list-item>
          <text:p text:style-name="P37"><text:span text:style-name="Strong_20_Emphasis">Expansions:</text:span> If the current character is an unquoted <text:span text:style-name="Source_20_Text">$</text:span> or backtick (<text:span text:style-name="Source_20_Text">'</text:span>), the shell identifies potential candidates for expansions (variables, command substitutions, or arithmetic expressions). It reads enough input to determine the end of the expansion unit (refer to specific sections for details on each expansion type). Nested expansions or quoting within the substitution are processed recursively. The entire expansion sequence, including any embedded quotes or operators, becomes part of the token without modification.</text:p>
        </text:list-item>
        <text:list-item>
          <text:p text:style-name="P37"><text:span text:style-name="Strong_20_Emphasis">New Operator:</text:span> If the current character (not quoted) can be the first character of a new operator, the current token (if any) is complete. The current character becomes the start of the next operator token.</text:p>
        </text:list-item>
        <text:list-item>
          <text:p text:style-name="P37"><text:span text:style-name="Strong_20_Emphasis">Newline:</text:span> If the current character is an unquoted newline, the current token is complete.</text:p>
        </text:list-item>
        <text:list-item>
          <text:p text:style-name="P37"><text:span text:style-name="Strong_20_Emphasis">Whitespace:</text:span> If the current character is an unquoted space or tab, any existing token is complete, and the whitespace is discarded.</text:p>
        </text:list-item>
        <text:list-item>
          <text:p text:style-name="P37"><text:span text:style-name="Strong_20_Emphasis">Word Building:</text:span> If the previous character was part of a word, the current character is appended to that word.</text:p>
        </text:list-item>
        <text:list-item>
          <text:p text:style-name="P37"><text:span text:style-name="Strong_20_Emphasis">Comments:</text:span> If the current character is <text:span text:style-name="Source_20_Text">#</text:span>, it and all subsequent characters until the next newline are considered a comment and discarded. The newline itself is not part of the comment.</text:p>
        </text:list-item>
        <text:list-item>
          <text:p text:style-name="P36"><text:span text:style-name="Strong_20_Emphasis">New Word:</text:span> Otherwise, the current character becomes the start of a new word token.</text:p>
        </text:list-item>
      </text:list>
      <text:p text:style-name="P6"/>
      <text:p text:style-name="P8"><text:span text:style-name="Strong_20_Emphasis"><text:span text:style-name="T1">Alias substitution</text:span></text:span><text:span text:style-name="Strong_20_Emphasis">:</text:span></text:p>
      <text:p text:style-name="P7">Alias substitution replaces the first word (command name) of a simple command with its corresponding alias definition.</text:p>
      <text:p text:style-name="Text_20_body"><text:span text:style-name="Strong_20_Emphasis">When it happens:</text:span></text:p>
      <text:list xml:id="list1754669121" text:style-name="L10">
        <text:list-item>
          <text:p text:style-name="P38">After a token is identified, but before applying shell grammar rules.</text:p>
        </text:list-item>
      </text:list>
      <text:p text:style-name="Text_20_body"><text:span text:style-name="Strong_20_Emphasis">Conditions for substitution:</text:span></text:p>
      <text:list xml:id="list1122660856" text:style-name="L11">
        <text:list-item>
          <text:p text:style-name="P40">The first word must be:</text:p>
          <text:list>
            <text:list-item>
              <text:p text:style-name="P40">Unquoted</text:p>
            </text:list-item>
            <text:list-item>
              <text:p text:style-name="P40">A valid alias name (defined using <text:span text:style-name="Source_20_Text">alias</text:span> and not undefined with <text:span text:style-name="Source_20_Text">unalias</text:span>)</text:p>
            </text:list-item>
            <text:list-item>
              <text:p text:style-name="P40">Not a reserved word in its correct grammatical context</text:p>
            </text:list-item>
          </text:list>
        </text:list-item>
        <text:list-item>
          <text:p text:style-name="P39">To prevent infinite loops, the word isn't replaced if it's currently being processed within an alias of the same name.</text:p>
        </text:list-item>
      </text:list>
      <text:p text:style-name="Text_20_body"><text:span text:style-name="Strong_20_Emphasis">Chained aliases:</text:span></text:p>
      <text:list xml:id="list1291312975" text:style-name="L12">
        <text:list-item>
          <text:p text:style-name="P42">If the alias definition ends in a space, the shell checks the next word for alias substitution too.</text:p>
        </text:list-item>
        <text:list-item>
          <text:p text:style-name="P41">This continues until a word isn't a valid alias or the alias value doesn't end in a space.</text:p>
        </text:list-item>
      </text:list>
      <text:p text:style-name="Text_20_body"><text:span text:style-name="Strong_20_Emphasis">Scope of aliases:</text:span></text:p>
      <text:list xml:id="list2563435576" text:style-name="L13">
        <text:list-item>
          <text:p text:style-name="P44">Alias definitions are not inherited by:</text:p>
          <text:list>
            <text:list-item>
              <text:p text:style-name="P44">Separate shell invocations</text:p>
            </text:list-item>
            <text:list-item>
              <text:p text:style-name="P43">Programs executed by the shell (refer to "Shell Execution Environment" for details)</text:p>
            </text:list-item>
          </text:list>
        </text:list-item>
      </text:list>
      <text:p text:style-name="P9"><text:soft-page-break/>Reserved word</text:p>
      <text:p text:style-name="P9"/>
      <text:p text:style-name="P10">Words with built-in meanings for the shell.</text:p>
      <text:list xml:id="list2450945676" text:style-name="L14">
        <text:list-item>
          <text:p text:style-name="P45">They are used for control flow, redirection, and other functionalities.</text:p>
        </text:list-item>
      </text:list>
      <text:p text:style-name="Text_20_body"><text:span text:style-name="Strong_20_Emphasis">List of Reserved Words:</text:span></text:p>
      <text:p text:style-name="Text_20_body">The shell recognizes the following words as reserved when they are:</text:p>
      <text:list xml:id="list3684672406" text:style-name="L15">
        <text:list-item>
          <text:p text:style-name="P47"><text:span text:style-name="Strong_20_Emphasis">Unquoted:</text:span> Not enclosed in single or double quotes.</text:p>
        </text:list-item>
        <text:list-item>
          <text:p text:style-name="P47">Used in specific positions:</text:p>
          <text:list>
            <text:list-item>
              <text:p text:style-name="P47">First word of a command.</text:p>
            </text:list-item>
            <text:list-item>
              <text:p text:style-name="P47">Following another reserved word (except <text:span text:style-name="Source_20_Text">case</text:span>, <text:span text:style-name="Source_20_Text">for</text:span>, or <text:span text:style-name="Source_20_Text">in</text:span>).</text:p>
            </text:list-item>
            <text:list-item>
              <text:p text:style-name="P47">Third word in a <text:span text:style-name="Source_20_Text">case</text:span> command (only <text:span text:style-name="Source_20_Text">in</text:span> is valid).</text:p>
            </text:list-item>
            <text:list-item>
              <text:p text:style-name="P46">Third word in a <text:span text:style-name="Source_20_Text">for</text:span> command (only <text:span text:style-name="Source_20_Text">in</text:span> and <text:span text:style-name="Source_20_Text">do</text:span> are valid).</text:p>
            </text:list-item>
          </text:list>
        </text:list-item>
      </text:list>
      <text:p text:style-name="Preformatted_20_Text"><text:span text:style-name="Source_20_Text">! <text:s text:c="2"/>{ <text:s text:c="3"/>} <text:s text:c="3"/>case</text:span></text:p>
      <text:p text:style-name="Preformatted_20_Text"><text:span text:style-name="Source_20_Text">do <text:s/>done <text:s/>elif <text:s/>else</text:span></text:p>
      <text:p text:style-name="Preformatted_20_Text"><text:span text:style-name="Source_20_Text">esac fi <text:s text:c="2"/>for <text:s text:c="2"/>if</text:span></text:p>
      <text:p text:style-name="P1"><text:span text:style-name="Source_20_Text">in <text:s/>then <text:s/>until while</text:span></text:p>
      <text:p text:style-name="Text_20_body"><text:span text:style-name="Strong_20_Emphasis">Uncertain Reserved Words (Implementation Dependent):</text:span></text:p>
      <text:list xml:id="list2343120162" text:style-name="L16">
        <text:list-item>
          <text:p text:style-name="P48">Some implementations might recognize these additionally (when unquoted):</text:p>
        </text:list-item>
      </text:list>
      <text:p text:style-name="P1"><text:span text:style-name="Source_20_Text">[[ <text:s text:c="2"/>]] <text:s text:c="2"/>function <text:s text:c="2"/>select</text:span></text:p>
      <text:list xml:id="list1017418226" text:style-name="L17">
        <text:list-item>
          <text:p text:style-name="P49">Using these words in such cases can lead to unpredictable results.</text:p>
        </text:list-item>
      </text:list>
      <text:p text:style-name="Text_20_body"><text:span text:style-name="Strong_20_Emphasis">Words with Colons:</text:span></text:p>
      <text:list xml:id="list4022451661" text:style-name="L18">
        <text:list-item>
          <text:p text:style-name="P50">Words followed by a colon (<text:span text:style-name="Source_20_Text">:</text:span>) are also reserved, but their behavior is unspecified.</text:p>
        </text:list-item>
      </text:list>
      <text:p text:style-name="P9"/>
      <text:p text:style-name="P11">Parameters and variables</text:p>
      <text:p text:style-name="P11"/>
      <text:p text:style-name="P12"><text:span text:style-name="Strong_20_Emphasis">Parameters:</text:span></text:p>
      <text:list xml:id="list2911063823" text:style-name="L19">
        <text:list-item>
          <text:p text:style-name="P52">A broad term encompassing various ways to store values.</text:p>
        </text:list-item>
        <text:list-item>
          <text:p text:style-name="P52">They can be denoted by:</text:p>
          <text:list>
            <text:list-item>
              <text:p text:style-name="P52">Names (variables)</text:p>
            </text:list-item>
            <text:list-item>
              <text:p text:style-name="P52">Numbers (positional parameters)</text:p>
            </text:list-item>
            <text:list-item>
              <text:p text:style-name="P51">Special characters (special parameters)</text:p>
            </text:list-item>
          </text:list>
        </text:list-item>
      </text:list>
      <text:p text:style-name="Text_20_body"><text:span text:style-name="Strong_20_Emphasis">Variables:</text:span></text:p>
      <text:list xml:id="list4050270857" text:style-name="L20">
        <text:list-item>
          <text:p text:style-name="P54">A specific type of parameter identified by a name.</text:p>
        </text:list-item>
        <text:list-item>
          <text:p text:style-name="P54">You can assign values (including the null value) to variables.</text:p>
        </text:list-item>
        <text:list-item>
          <text:p text:style-name="P53">Once set, a variable's value persists until explicitly unset using the <text:span text:style-name="Source_20_Text">unset</text:span> command.</text:p>
        </text:list-item>
      </text:list>
      <text:p text:style-name="Text_20_body"><text:span text:style-name="Strong_20_Emphasis">Positional Parameters:</text:span></text:p>
      <text:list xml:id="list3313444563" text:style-name="L21">
        <text:list-item>
          <text:p text:style-name="P56">Special parameters denoted by numbers (except 0, which refers to the shell name).</text:p>
        </text:list-item>
        <text:list-item>
          <text:p text:style-name="P56">Assigned when the shell is invoked (like <text:span text:style-name="Source_20_Text">sh script.sh</text:span>) and contain command-line arguments.</text:p>
        </text:list-item>
        <text:list-item>
          <text:p text:style-name="P55"><text:soft-page-break/>Can be temporarily replaced when invoking shell functions and reassigned with the <text:span text:style-name="Source_20_Text">set</text:span> command.</text:p>
        </text:list-item>
      </text:list>
      <text:p text:style-name="Text_20_body"><text:span text:style-name="Strong_20_Emphasis">Special Parameters:</text:span></text:p>
      <text:list xml:id="list1681406455" text:style-name="L22">
        <text:list-item>
          <text:p text:style-name="P58">Predefined parameters with specific meanings and values.</text:p>
          <text:list>
            <text:list-item>
              <text:p text:style-name="P58"><text:span text:style-name="Source_20_Text">@</text:span>: Expands to all positional parameters (similar to <text:span text:style-name="Source_20_Text">$*</text:span>).</text:p>
            </text:list-item>
            <text:list-item>
              <text:p text:style-name="P58"><text:span text:style-name="Source_20_Text">*</text:span>: Expands to all positional parameters separated by the first character of IFS (internal field separator, usually space).</text:p>
            </text:list-item>
            <text:list-item>
              <text:p text:style-name="P58"><text:span text:style-name="Source_20_Text">#</text:span>: Expands to the number of positional parameters (excluding the shell name).</text:p>
            </text:list-item>
            <text:list-item>
              <text:p text:style-name="P58"><text:span text:style-name="Source_20_Text">?</text:span>: Expands to the exit status of the last pipeline.</text:p>
            </text:list-item>
            <text:list-item>
              <text:p text:style-name="P58"><text:span text:style-name="Source_20_Text">-</text:span>: Expands to the current option flags used when invoking the shell.</text:p>
            </text:list-item>
            <text:list-item>
              <text:p text:style-name="P58"><text:span text:style-name="Source_20_Text">$</text:span>: Expands to the process ID of the current shell.</text:p>
            </text:list-item>
            <text:list-item>
              <text:p text:style-name="P58"><text:span text:style-name="Source_20_Text">!</text:span>: Expands to the process ID of the most recent background command.</text:p>
            </text:list-item>
            <text:list-item>
              <text:p text:style-name="P57"><text:span text:style-name="Source_20_Text">0</text:span>: Expands to the name of the shell or script being executed.</text:p>
            </text:list-item>
          </text:list>
        </text:list-item>
      </text:list>
      <text:p text:style-name="Text_20_body"><text:span text:style-name="Strong_20_Emphasis">Additional Notes:</text:span></text:p>
      <text:list xml:id="list2828953992" text:style-name="L23">
        <text:list-item>
          <text:p text:style-name="P60">The specific behavior of <text:span text:style-name="Source_20_Text">@</text:span> and <text:span text:style-name="Source_20_Text">*</text:span> within double quotes depends on field splitting rules.</text:p>
        </text:list-item>
        <text:list-item>
          <text:p text:style-name="P59">Refer to the "Word Expansions" section for details on how words are expanded, including parameters.</text:p>
        </text:list-item>
      </text:list>
      <text:p text:style-name="P12"><text:span text:style-name="Strong_20_Emphasis">Special Shell Variables:</text:span></text:p>
      <text:p text:style-name="Text_20_body">The document defines specific variables with unique purposes within the shell. Here are some notable examples:</text:p>
      <text:list xml:id="list566268523" text:style-name="L24">
        <text:list-item>
          <text:p text:style-name="P62"><text:span text:style-name="Strong_20_Emphasis">ENV (XSI-compliant systems only):</text:span> If set in an interactive shell, its expanded value (a file path) is executed after shell initialization.</text:p>
        </text:list-item>
        <text:list-item>
          <text:p text:style-name="P62"><text:span text:style-name="Strong_20_Emphasis">HOME:</text:span> Stores the user's home directory path (used for tilde expansion, <text:span text:style-name="Source_20_Text">~</text:span>).</text:p>
        </text:list-item>
        <text:list-item>
          <text:p text:style-name="P62"><text:span text:style-name="Strong_20_Emphasis">IFS (Input Field Separators):</text:span> A string defining characters used to split lines into fields during commands like <text:span text:style-name="Source_20_Text">read</text:span>.</text:p>
        </text:list-item>
        <text:list-item>
          <text:p text:style-name="P62"><text:span text:style-name="Strong_20_Emphasis">LANG:</text:span> Provides a default value for internationalization settings (language).</text:p>
        </text:list-item>
        <text:list-item>
          <text:p text:style-name="P62"><text:span text:style-name="Emphasis">LC_ Variables:</text:span>* Control various aspects of localization, including character interpretation and message language.</text:p>
        </text:list-item>
        <text:list-item>
          <text:p text:style-name="P62"><text:span text:style-name="Strong_20_Emphasis">LINENO (User Portability Utilities option):</text:span> Set by the shell to the current line number within a script or function.</text:p>
        </text:list-item>
        <text:list-item>
          <text:p text:style-name="P62"><text:span text:style-name="Strong_20_Emphasis">NLSPATH (XSI-compliant systems only):</text:span> Specifies the location of message catalogs for localization (LC_MESSAGES).</text:p>
        </text:list-item>
        <text:list-item>
          <text:p text:style-name="P62"><text:span text:style-name="Strong_20_Emphasis">PATH:</text:span> A colon-separated list of directories where the shell searches for commands.</text:p>
        </text:list-item>
        <text:list-item>
          <text:p text:style-name="P62"><text:span text:style-name="Strong_20_Emphasis">PPID (User Portability Utilities option):</text:span> Contains the process ID of the parent shell.</text:p>
        </text:list-item>
        <text:list-item>
          <text:p text:style-name="P62"><text:span text:style-name="Strong_20_Emphasis">PS1, PS2, PS4 (User Portability Utilities option):</text:span> Control the appearance of prompts in an interactive shell.</text:p>
        </text:list-item>
        <text:list-item>
          <text:p text:style-name="P61"><text:span text:style-name="Strong_20_Emphasis">PWD:</text:span> Stores the absolute path of the current working directory.</text:p>
        </text:list-item>
      </text:list>
      <text:p text:style-name="P11"/>
      <text:p text:style-name="P11"/>
      <text:p text:style-name="P11"/>
      <text:p text:style-name="P11"/>
      <text:p text:style-name="P11"/>
      <text:p text:style-name="P13"><text:soft-page-break/>Word expansion</text:p>
      <text:p text:style-name="P13"/>
      <text:p text:style-name="P14">The shell takes your commands and performs various transformations on individual "words" (separated by spaces) before executing them. These transformations are called expansions.</text:p>
      <text:p text:style-name="Text_20_body"><text:span text:style-name="Strong_20_Emphasis">Types of Expansions:</text:span></text:p>
      <text:p text:style-name="Text_20_body">There are five main types of word expansions, performed in a specific order:</text:p>
      <text:list xml:id="list682591177" text:style-name="L25">
        <text:list-item>
          <text:p text:style-name="P64"><text:span text:style-name="Strong_20_Emphasis">Tilde Expansion:</text:span> Replaces "~" with the user's home directory path.</text:p>
        </text:list-item>
        <text:list-item>
          <text:p text:style-name="P64"><text:span text:style-name="Strong_20_Emphasis">Parameter Expansion:</text:span> Substitutes variable names with their assigned values.</text:p>
        </text:list-item>
        <text:list-item>
          <text:p text:style-name="P64"><text:span text:style-name="Strong_20_Emphasis">Command Substitution:</text:span> Executes a command within backticks and replaces them with the output.</text:p>
        </text:list-item>
        <text:list-item>
          <text:p text:style-name="P64"><text:span text:style-name="Strong_20_Emphasis">Arithmetic Expansion:</text:span> Performs mathematical calculations on numerical expressions within dollar signs ($(( ))).</text:p>
        </text:list-item>
        <text:list-item>
          <text:p text:style-name="P63"><text:span text:style-name="Strong_20_Emphasis">Quote Removal:</text:span> Strips away single or double quotes from the expanded text.</text:p>
        </text:list-item>
      </text:list>
      <text:p text:style-name="Text_20_body"><text:span text:style-name="Strong_20_Emphasis">Additional Points:</text:span></text:p>
      <text:list xml:id="list4147035179" text:style-name="L26">
        <text:list-item>
          <text:p text:style-name="P66">Field Splitting happens after steps 1-4 (except for the <text:span text:style-name="Source_20_Text">@</text:span> special parameter in double quotes). This splits words further based on the IFS (Internal Field Separator) character (usually space).</text:p>
        </text:list-item>
        <text:list-item>
          <text:p text:style-name="P66">Pathname Expansion happens after field splitting (unless specifically disabled). This expands wildcards like "*" or "?" in paths.</text:p>
        </text:list-item>
        <text:list-item>
          <text:p text:style-name="P66">Quote removal is always the last step.</text:p>
        </text:list-item>
        <text:list-item>
          <text:p text:style-name="P66">Empty fields after expansion are removed unless quotes were used.</text:p>
        </text:list-item>
        <text:list-item>
          <text:p text:style-name="P65">Using an unquoted <text:span text:style-name="Source_20_Text">$</text:span> followed by certain characters can lead to unpredictable results.</text:p>
        </text:list-item>
      </text:list>
      <text:p text:style-name="P14"><text:span text:style-name="Strong_20_Emphasis">1. Tilde Expansion (~):</text:span></text:p>
      <text:list xml:id="list1064725811" text:style-name="L27">
        <text:list-item>
          <text:p text:style-name="P68">Replaces "~" with the user's home directory path.</text:p>
        </text:list-item>
        <text:list-item>
          <text:p text:style-name="P67">Example: <text:span text:style-name="Source_20_Text">~/documents</text:span> expands to the actual path of your documents folder.</text:p>
        </text:list-item>
      </text:list>
      <text:p text:style-name="Text_20_body"><text:span text:style-name="Strong_20_Emphasis">2. Parameter Expansion ($):</text:span></text:p>
      <text:list xml:id="list4135717439" text:style-name="L28">
        <text:list-item>
          <text:p text:style-name="P70">Substitutes variable names with their corresponding values.</text:p>
        </text:list-item>
        <text:list-item>
          <text:p text:style-name="P69">Example: <text:span text:style-name="Source_20_Text">name="Alice"; echo "Hello, $name"</text:span> prints "Hello, Alice".</text:p>
        </text:list-item>
      </text:list>
      <text:p text:style-name="Text_20_body"><text:span text:style-name="Strong_20_Emphasis">3. Command Substitution (Backticks or $( )):</text:span></text:p>
      <text:list xml:id="list3542878520" text:style-name="L29">
        <text:list-item>
          <text:p text:style-name="P72">Executes a command and replaces the backticks or parentheses with the output.</text:p>
        </text:list-item>
        <text:list-item>
          <text:p text:style-name="P71">Example: <text:span text:style-name="Source_20_Text">today=$(date +%Y-%m-%d)</text:span> stores the current date in the "today" variable.</text:p>
        </text:list-item>
      </text:list>
      <text:p text:style-name="Text_20_body"><text:span text:style-name="Strong_20_Emphasis">4. Arithmetic Expansion ($(( ))):</text:span></text:p>
      <text:list xml:id="list4193720953" text:style-name="L30">
        <text:list-item>
          <text:p text:style-name="P74">Performs calculations on numerical expressions within double parentheses.</text:p>
        </text:list-item>
        <text:list-item>
          <text:p text:style-name="P73">Example: <text:span text:style-name="Source_20_Text">sum=$(( 5 + 10 ))</text:span> calculates the sum and stores it in "sum".</text:p>
        </text:list-item>
      </text:list>
      <text:p text:style-name="Text_20_body"><text:span text:style-name="Strong_20_Emphasis">5. Field Splitting (IFS):</text:span></text:p>
      <text:list xml:id="list3603630817" text:style-name="L31">
        <text:list-item>
          <text:p text:style-name="P76">Splits words into separate fields based on characters defined in the IFS (Internal Field Separator) variable (usually space, tab, newline).</text:p>
        </text:list-item>
        <text:list-item>
          <text:p text:style-name="P75">Example: <text:span text:style-name="Source_20_Text">files="file1.txt file2.txt"</text:span> iterates over each filename as a separate field in a loop.</text:p>
        </text:list-item>
      </text:list>
      <text:p text:style-name="Text_20_body"><text:soft-page-break/><text:span text:style-name="Strong_20_Emphasis">6. Pathname Expansion (Wildcards):</text:span></text:p>
      <text:list xml:id="list2345837585" text:style-name="L32">
        <text:list-item>
          <text:p text:style-name="P78">Expands wildcards like "*" or "?" in paths after field splitting.</text:p>
        </text:list-item>
        <text:list-item>
          <text:p text:style-name="P77">Example: <text:span text:style-name="Source_20_Text">ls *.txt</text:span> lists all files ending with ".txt" in the current directory.</text:p>
        </text:list-item>
      </text:list>
      <text:p text:style-name="Text_20_body"><text:span text:style-name="Strong_20_Emphasis">7. Quote Removal:</text:span></text:p>
      <text:list xml:id="list2503988890" text:style-name="L33">
        <text:list-item>
          <text:p text:style-name="P80">Removes single or double quotes from the expanded text after all other expansions are done.</text:p>
        </text:list-item>
        <text:list-item>
          <text:p text:style-name="P79">Example: <text:span text:style-name="Source_20_Text">echo '$name'</text:span> prints the literal string "$name" (without expansion).</text:p>
        </text:list-item>
      </text:list>
      <text:p text:style-name="P13"/>
      <text:p text:style-name="P15">Redirection</text:p>
      <text:p text:style-name="P15"/>
      <text:p text:style-name="P90">Redirection allows you to control where a command sends its output or where it reads its input from the shell. Here's a breakdown:</text:p>
      <text:p text:style-name="Text_20_body"><text:span text:style-name="Strong_20_Emphasis">Basic Format:</text:span></text:p>
      <text:p text:style-name="P1"><text:span text:style-name="Source_20_Text">[n]redirection_operator filename</text:span></text:p>
      <text:list xml:id="list204868984" text:style-name="L34">
        <text:list-item>
          <text:p text:style-name="P82"><text:span text:style-name="Source_20_Text">n</text:span> (optional): File descriptor number (usually 0 for standard input, 1 for standard output, 2 for standard error).</text:p>
        </text:list-item>
        <text:list-item>
          <text:p text:style-name="P82"><text:span text:style-name="Source_20_Text">redirection_operator</text:span>: Symbol specifying the redirection type (e.g., <text:span text:style-name="Source_20_Text">&gt;</text:span>, <text:span text:style-name="Source_20_Text">&lt;</text:span>, <text:span text:style-name="Source_20_Text">&gt;&gt;</text:span>).</text:p>
        </text:list-item>
        <text:list-item>
          <text:p text:style-name="P81"><text:span text:style-name="Source_20_Text">filename</text:span>: The file to be used for input/output.</text:p>
        </text:list-item>
      </text:list>
      <text:p text:style-name="Text_20_body"><text:span text:style-name="Strong_20_Emphasis">Redirection Operators:</text:span></text:p>
      <text:list xml:id="list2301035824" text:style-name="L35">
        <text:list-item>
          <text:p text:style-name="P84"><text:span text:style-name="Source_20_Text">&gt;</text:span> (<text:span text:style-name="Strong_20_Emphasis">Output Redirection</text:span>): Sends the command's output to a file (overwrites existing content).</text:p>
        </text:list-item>
        <text:list-item>
          <text:p text:style-name="P84"><text:span text:style-name="Source_20_Text">&gt;&gt;</text:span> (<text:span text:style-name="Strong_20_Emphasis">Append Redirection</text:span>): Appends the command's output to a file (adds to existing content).</text:p>
        </text:list-item>
        <text:list-item>
          <text:p text:style-name="P83"><text:span text:style-name="Source_20_Text">&lt;</text:span> (<text:span text:style-name="Strong_20_Emphasis">Input Redirection</text:span>): Takes the command's input from a file.</text:p>
        </text:list-item>
      </text:list>
      <text:p text:style-name="Text_20_body"><text:span text:style-name="Strong_20_Emphasis">File Descriptors:</text:span></text:p>
      <text:list xml:id="list107454303" text:style-name="L36">
        <text:list-item>
          <text:p text:style-name="P86">Special file descriptors:</text:p>
          <text:list>
            <text:list-item>
              <text:p text:style-name="P86"><text:span text:style-name="Source_20_Text">0</text:span>: Standard input (default for reading from keyboard)</text:p>
            </text:list-item>
            <text:list-item>
              <text:p text:style-name="P86"><text:span text:style-name="Source_20_Text">1</text:span>: Standard output (default for printing to console)</text:p>
            </text:list-item>
            <text:list-item>
              <text:p text:style-name="P85"><text:span text:style-name="Source_20_Text">2</text:span>: Standard error (used for error messages)</text:p>
            </text:list-item>
          </text:list>
        </text:list-item>
      </text:list>
      <text:p text:style-name="Text_20_body"><text:span text:style-name="Strong_20_Emphasis">Expansion During Redirection:</text:span></text:p>
      <text:list xml:id="list2089707949" text:style-name="L37">
        <text:list-item>
          <text:p text:style-name="P88"><text:span text:style-name="Source_20_Text">&lt;&lt;</text:span> and <text:span text:style-name="Source_20_Text">&lt;&lt;-</text:span>: Only quote removal happens on the filename.</text:p>
        </text:list-item>
        <text:list-item>
          <text:p text:style-name="P87">Other operators: Tilde expansion, parameter expansion, command substitution, arithmetic expansion, and quote removal are performed on the filename (except for non-interactive shells, which might skip pathname expansion).</text:p>
        </text:list-item>
      </text:list>
      <text:p text:style-name="Text_20_body"><text:span text:style-name="Strong_20_Emphasis">Order of Evaluation:</text:span></text:p>
      <text:list xml:id="list2099764445" text:style-name="L38">
        <text:list-item>
          <text:p text:style-name="P91">Multiple redirection operators are processed from left to right.</text:p>
        </text:list-item>
      </text:list>
      <text:p text:style-name="Text_20_body"><text:span text:style-name="Strong_20_Emphasis">Error Handling:</text:span></text:p>
      <text:list xml:id="list2819877040" text:style-name="L39">
        <text:list-item>
          <text:p text:style-name="P89">If a file cannot be opened or created during redirection, the redirection fails.</text:p>
        </text:list-item>
      </text:list>
      <text:p text:style-name="P15"/>
      <text:p text:style-name="P90"><text:soft-page-break/><text:span text:style-name="Strong_20_Emphasis">1. Redirecting Input (</text:span><text:span text:style-name="Strong_20_Emphasis"><text:span text:style-name="Source_20_Text">&lt;</text:span></text:span><text:span text:style-name="Strong_20_Emphasis">):</text:span></text:p>
      <text:list xml:id="list131999362" text:style-name="L40">
        <text:list-item>
          <text:p text:style-name="P92">Takes the command's input from a file instead of the keyboard.</text:p>
        </text:list-item>
        <text:list-item>
          <text:p text:style-name="P92">Format: <text:span text:style-name="Source_20_Text">[n]&lt;word</text:span></text:p>
          <text:list>
            <text:list-item>
              <text:p text:style-name="P93"><text:span text:style-name="Source_20_Text">n</text:span> (optional): File descriptor number (usually 0 for standard input).</text:p>
            </text:list-item>
            <text:list-item>
              <text:p text:style-name="P93"><text:span text:style-name="Source_20_Text">word</text:span>: The filename to read from.</text:p>
            </text:list-item>
          </text:list>
        </text:list-item>
        <text:list-item>
          <text:p text:style-name="P92">Example: <text:span text:style-name="Source_20_Text">sort &lt; data.txt</text:span> sorts the contents of "data.txt".</text:p>
        </text:list-item>
      </text:list>
      <text:p text:style-name="Text_20_body"><text:span text:style-name="Strong_20_Emphasis">2. Redirecting Standard Output (</text:span><text:span text:style-name="Strong_20_Emphasis"><text:span text:style-name="Source_20_Text">&gt;</text:span></text:span><text:span text:style-name="Strong_20_Emphasis">):</text:span></text:p>
      <text:list xml:id="list322444666" text:style-name="L41">
        <text:list-item>
          <text:p text:style-name="P94">Sends the command's output to a file instead of the console.</text:p>
        </text:list-item>
        <text:list-item>
          <text:p text:style-name="P94"><text:span text:style-name="Strong_20_Emphasis">Overwrites existing content</text:span> if the file already exists.</text:p>
        </text:list-item>
        <text:list-item>
          <text:p text:style-name="P94">Format: <text:span text:style-name="Source_20_Text">[n]&gt;word</text:span></text:p>
          <text:list>
            <text:list-item>
              <text:p text:style-name="P95"><text:span text:style-name="Source_20_Text">n</text:span> (optional): File descriptor number (usually 1 for standard output).</text:p>
            </text:list-item>
            <text:list-item>
              <text:p text:style-name="P95"><text:span text:style-name="Source_20_Text">word</text:span>: The filename to write to.</text:p>
            </text:list-item>
          </text:list>
        </text:list-item>
        <text:list-item>
          <text:p text:style-name="P94">Example: <text:span text:style-name="Source_20_Text">ls &gt; directory_listing.txt</text:span> saves directory contents to "directory_listing.txt".</text:p>
        </text:list-item>
      </text:list>
      <text:p text:style-name="Text_20_body"><text:span text:style-name="Strong_20_Emphasis">3. Redirecting Standard Output with Append (</text:span><text:span text:style-name="Strong_20_Emphasis"><text:span text:style-name="Source_20_Text">&gt;&gt;</text:span></text:span><text:span text:style-name="Strong_20_Emphasis">):</text:span></text:p>
      <text:list xml:id="list3587798356" text:style-name="L42">
        <text:list-item>
          <text:p text:style-name="P96">Appends the command's output to a file instead of overwriting it.</text:p>
        </text:list-item>
        <text:list-item>
          <text:p text:style-name="P96">Creates the file if it doesn't exist.</text:p>
        </text:list-item>
        <text:list-item>
          <text:p text:style-name="P96">Format: <text:span text:style-name="Source_20_Text">[n]&gt;&gt;word</text:span> (same as standard output redirection)</text:p>
        </text:list-item>
        <text:list-item>
          <text:p text:style-name="P96">Example: <text:span text:style-name="Source_20_Text">echo "New entry" &gt;&gt; logfile.txt</text:span> adds a new line to "logfile.txt".</text:p>
        </text:list-item>
      </text:list>
      <text:p text:style-name="Text_20_body"><text:span text:style-name="Strong_20_Emphasis">4. Redirection and File Creation:</text:span></text:p>
      <text:list xml:id="list3891555528" text:style-name="L43">
        <text:list-item>
          <text:p text:style-name="P98">Both <text:span text:style-name="Source_20_Text">&gt;</text:span> and <text:span text:style-name="Source_20_Text">&gt;&gt;</text:span> create the output file if it doesn't exist.</text:p>
        </text:list-item>
        <text:list-item>
          <text:p text:style-name="P98"><text:span text:style-name="Source_20_Text">&gt;</text:span> truncates any existing content before writing.</text:p>
        </text:list-item>
        <text:list-item>
          <text:p text:style-name="P97"><text:span text:style-name="Source_20_Text">&gt;&gt;</text:span> appends to the existing content.</text:p>
        </text:list-item>
      </text:list>
      <text:p text:style-name="Text_20_body"><text:span text:style-name="Strong_20_Emphasis">5. Redirecting Standard Error (Combining with </text:span><text:span text:style-name="Strong_20_Emphasis"><text:span text:style-name="Source_20_Text">2&gt;</text:span></text:span><text:span text:style-name="Strong_20_Emphasis">):</text:span></text:p>
      <text:list xml:id="list1780131239" text:style-name="L44">
        <text:list-item>
          <text:p text:style-name="P99">While the examples focus on standard input (0) and standard output (1), standard error (2) can also be redirected.</text:p>
        </text:list-item>
        <text:list-item>
          <text:p text:style-name="P99">You can combine output redirection with standard error redirection using <text:span text:style-name="Source_20_Text">2&gt;</text:span>.</text:p>
        </text:list-item>
        <text:list-item>
          <text:p text:style-name="P99">Example: <text:span text:style-name="Source_20_Text">fallocate -l 1G largefile.img 1&gt; copy.out 2&gt; errors.txt</text:span> copies output to "copy.out" and errors to "errors.txt".</text:p>
        </text:list-item>
      </text:list>
      <text:p text:style-name="P18">Heredoc</text:p>
      <text:p text:style-name="P18"/>
      <text:p text:style-name="P102">Here documents provide a way to include multi-line content directly within a shell command. This can be useful for passing complex data or configurations to commands without creating separate files.</text:p>
      <text:p text:style-name="Text_20_body"><text:span text:style-name="Strong_20_Emphasis">Here's how it works:</text:span></text:p>
      <text:list xml:id="list2957865777" text:style-name="L45">
        <text:list-item>
          <text:p text:style-name="P100"><text:soft-page-break/><text:span text:style-name="Strong_20_Emphasis">Redirection Operators:</text:span></text:p>
          <text:list>
            <text:list-item>
              <text:p text:style-name="P101"><text:span text:style-name="Source_20_Text">&lt;&lt;</text:span> and <text:span text:style-name="Source_20_Text">&lt;&lt;-</text:span> are used to introduce a here document.</text:p>
            </text:list-item>
            <text:list-item>
              <text:p text:style-name="P101"><text:span text:style-name="Source_20_Text">n</text:span> (optional): File descriptor number (usually 0 for standard input).</text:p>
            </text:list-item>
          </text:list>
        </text:list-item>
        <text:list-item>
          <text:p text:style-name="P100"><text:span text:style-name="Strong_20_Emphasis">Delimiter:</text:span></text:p>
          <text:list>
            <text:list-item>
              <text:p text:style-name="P101">A chosen word (without quotes) marks the end of the here document.</text:p>
            </text:list-item>
            <text:list-item>
              <text:p text:style-name="P101">Lines containing only the delimiter and a newline will terminate the input.</text:p>
            </text:list-item>
          </text:list>
        </text:list-item>
        <text:list-item>
          <text:p text:style-name="P100"><text:span text:style-name="Strong_20_Emphasis">Here-Document Content:</text:span></text:p>
          <text:list>
            <text:list-item>
              <text:p text:style-name="P101">All lines between the redirection operator and the delimiter are considered input.</text:p>
            </text:list-item>
            <text:list-item>
              <text:p text:style-name="P101">You can include multiple lines of text or commands.</text:p>
            </text:list-item>
          </text:list>
        </text:list-item>
        <text:list-item>
          <text:p text:style-name="P100"><text:span text:style-name="Strong_20_Emphasis">Expansion (Optional):</text:span></text:p>
          <text:list>
            <text:list-item>
              <text:p text:style-name="P101">If the delimiter word isn't quoted, the content undergoes:</text:p>
              <text:list>
                <text:list-item>
                  <text:p text:style-name="P101">Parameter expansion (e.g., <text:span text:style-name="Source_20_Text">$HOME</text:span>)</text:p>
                </text:list-item>
                <text:list-item>
                  <text:p text:style-name="P101">Command substitution (e.g., <text:span text:style-name="Source_20_Text">$(date)</text:span>)</text:p>
                </text:list-item>
                <text:list-item>
                  <text:p text:style-name="P101">Arithmetic expansion (e.g., <text:span text:style-name="Source_20_Text">$((2 + 3))</text:span>)</text:p>
                </text:list-item>
              </text:list>
            </text:list-item>
          </text:list>
        </text:list-item>
        <text:list-item>
          <text:p text:style-name="P100"><text:span text:style-name="Strong_20_Emphasis">Special Cases:</text:span></text:p>
          <text:list>
            <text:list-item>
              <text:p text:style-name="P101"><text:span text:style-name="Source_20_Text">&lt;&lt;-</text:span>: Leading tabs on each line are stripped before processing.</text:p>
            </text:list-item>
            <text:list-item>
              <text:p text:style-name="P100">Multiple here documents: Separate delimiters define each document.</text:p>
            </text:list-item>
          </text:list>
        </text:list-item>
      </text:list>
      <text:p text:style-name="Text_20_body"><text:span text:style-name="Strong_20_Emphasis">Example:</text:span></text:p>
      <text:p text:style-name="Preformatted_20_Text"><text:span text:style-name="Source_20_Text">cat &lt;&lt;MESSAGE <text:s text:c="2"/># Here document with delimiter "MESSAGE"</text:span></text:p>
      <text:p text:style-name="Preformatted_20_Text"><text:span text:style-name="Source_20_Text">This is a message</text:span></text:p>
      <text:p text:style-name="Preformatted_20_Text"><text:span text:style-name="Source_20_Text">with multiple lines.</text:span></text:p>
      <text:p text:style-name="Preformatted_20_Text"><text:span text:style-name="Source_20_Text">Bye!</text:span></text:p>
      <text:p text:style-name="P1"><text:span text:style-name="Source_20_Text">MESSAGE</text:span></text:p>
      <text:p text:style-name="Text_20_body">This code uses <text:span text:style-name="Source_20_Text">cat</text:span> to print the multi-line content defined within the here document.</text:p>
      <text:p text:style-name="P19">File descriptors</text:p>
      <text:p text:style-name="P19"/>
      <text:p text:style-name="P109"><text:span text:style-name="Strong_20_Emphasis">1. Duplicating Input File Descriptors (</text:span><text:span text:style-name="Strong_20_Emphasis"><text:span text:style-name="Source_20_Text">&lt;&amp;</text:span></text:span><text:span text:style-name="Strong_20_Emphasis">):</text:span></text:p>
      <text:list xml:id="list323293913" text:style-name="L46">
        <text:list-item>
          <text:p text:style-name="P103">Connects an existing input file descriptor to a new or existing file descriptor.</text:p>
        </text:list-item>
        <text:list-item>
          <text:p text:style-name="P103">Format: <text:span text:style-name="Source_20_Text">[n]&lt;&amp;word</text:span></text:p>
          <text:list>
            <text:list-item>
              <text:p text:style-name="P104"><text:span text:style-name="Source_20_Text">n</text:span> (optional): File descriptor number (usually 0 for standard input).</text:p>
            </text:list-item>
            <text:list-item>
              <text:p text:style-name="P104"><text:span text:style-name="Source_20_Text">word</text:span>: Existing file descriptor number (represented by digits).</text:p>
            </text:list-item>
          </text:list>
        </text:list-item>
        <text:list-item>
          <text:p text:style-name="P103">Example: <text:span text:style-name="Source_20_Text">0&lt;&amp;3</text:span> duplicates file descriptor 3 and makes it the new standard input (descriptor 0).</text:p>
        </text:list-item>
      </text:list>
      <text:p text:style-name="Text_20_body"><text:span text:style-name="Strong_20_Emphasis">2. Closing File Descriptors (</text:span><text:span text:style-name="Strong_20_Emphasis"><text:span text:style-name="Source_20_Text">-</text:span></text:span><text:span text:style-name="Strong_20_Emphasis">):</text:span></text:p>
      <text:list xml:id="list429342438" text:style-name="L47">
        <text:list-item>
          <text:p text:style-name="P105">Closes a specified file descriptor.</text:p>
        </text:list-item>
        <text:list-item>
          <text:p text:style-name="P105">Format: <text:span text:style-name="Source_20_Text">[n]&lt;&amp;-</text:span> or <text:span text:style-name="Source_20_Text">[n]&gt;&amp;-</text:span></text:p>
          <text:list>
            <text:list-item>
              <text:p text:style-name="P106"><text:span text:style-name="Source_20_Text">n</text:span>: File descriptor number to close.</text:p>
            </text:list-item>
          </text:list>
        </text:list-item>
        <text:list-item>
          <text:p text:style-name="P105">Example: <text:span text:style-name="Source_20_Text">4&gt;&amp;-</text:span> closes file descriptor 4 (assuming it's open).</text:p>
        </text:list-item>
      </text:list>
      <text:p text:style-name="Text_20_body"><text:soft-page-break/><text:span text:style-name="Strong_20_Emphasis">3. Duplicating Output File Descriptors (</text:span><text:span text:style-name="Strong_20_Emphasis"><text:span text:style-name="Source_20_Text">&gt;&amp;</text:span></text:span><text:span text:style-name="Strong_20_Emphasis">):</text:span></text:p>
      <text:list xml:id="list425437906" text:style-name="L48">
        <text:list-item>
          <text:p text:style-name="P107">Connects an existing output file descriptor to a new or existing file descriptor.</text:p>
        </text:list-item>
        <text:list-item>
          <text:p text:style-name="P107">Similar to duplicating input descriptors but for output operations.</text:p>
        </text:list-item>
        <text:list-item>
          <text:p text:style-name="P107">Format: <text:span text:style-name="Source_20_Text">[n]&gt;&amp;word</text:span> (same as input duplication)</text:p>
        </text:list-item>
        <text:list-item>
          <text:p text:style-name="P107">Example: <text:span text:style-name="Source_20_Text">1&gt;&amp;2</text:span> duplicates standard output (descriptor 1) and redirects it to standard error (descriptor 2).</text:p>
        </text:list-item>
      </text:list>
      <text:p text:style-name="Text_20_body"><text:span text:style-name="Strong_20_Emphasis">4. Opening Files for Reading and Writing (</text:span><text:span text:style-name="Strong_20_Emphasis"><text:span text:style-name="Source_20_Text">&lt;&gt;</text:span></text:span><text:span text:style-name="Strong_20_Emphasis">):</text:span></text:p>
      <text:list xml:id="list945780171" text:style-name="L49">
        <text:list-item>
          <text:p text:style-name="P108">Opens a file for both reading and writing on a specified file descriptor.</text:p>
        </text:list-item>
        <text:list-item>
          <text:p text:style-name="P108">Format: <text:span text:style-name="Source_20_Text">[n]&lt;&gt;word</text:span> (same as duplication format)</text:p>
        </text:list-item>
        <text:list-item>
          <text:p text:style-name="P108">Example: <text:span text:style-name="Source_20_Text">3&lt;&gt;"data.txt"</text:span> opens "data.txt" for reading and writing on file descriptor 3.</text:p>
        </text:list-item>
      </text:list>
      <text:p text:style-name="P19">Exit Status and Errors</text:p>
      <text:p text:style-name="P19"/>
      <text:p text:style-name="P109"><text:span text:style-name="Strong_20_Emphasis">Errors in Non-Interactive Shells:</text:span></text:p>
      <text:list xml:id="list1357754681" text:style-name="L50">
        <text:list-item>
          <text:p text:style-name="P111">Non-interactive shells (e.g., scripts) exit with a non-zero status upon encountering specific errors.</text:p>
        </text:list-item>
        <text:list-item>
          <text:p text:style-name="P111">The table categorizes errors based on the type of command (special built-in or other utility) and the expected behavior:</text:p>
          <text:list>
            <text:list-item>
              <text:p text:style-name="P111"><text:span text:style-name="Strong_20_Emphasis">Errors Causing Exit (Shell Language/Utility Syntax, Redirection, Variable Assignment, Expansion):</text:span> The shell exits and displays an error message.</text:p>
            </text:list-item>
            <text:list-item>
              <text:p text:style-name="P110"><text:span text:style-name="Strong_20_Emphasis">Errors Not Causing Exit (Utility Option/Operand Errors, Command Not Found):</text:span> The utility might exit with an error, but the shell continues execution.</text:p>
            </text:list-item>
          </text:list>
        </text:list-item>
      </text:list>
      <text:p text:style-name="Text_20_body"><text:span text:style-name="Strong_20_Emphasis">2. Error Handling in Interactive Shells:</text:span></text:p>
      <text:list xml:id="list1743824556" text:style-name="L51">
        <text:list-item>
          <text:p text:style-name="P113">Interactive shells (e.g., your terminal) don't exit upon encountering errors.</text:p>
        </text:list-item>
        <text:list-item>
          <text:p text:style-name="P112">They display an error message but allow you to continue entering commands.</text:p>
        </text:list-item>
      </text:list>
      <text:p text:style-name="Text_20_body"><text:span text:style-name="Strong_20_Emphasis">3. Shell Exit Status:</text:span></text:p>
      <text:list xml:id="list458284513" text:style-name="L52">
        <text:list-item>
          <text:p text:style-name="P115">Every command exits with a status code indicating success or failure.</text:p>
        </text:list-item>
        <text:list-item>
          <text:p text:style-name="P114">This code can be used by other commands in your script to make decisions based on the previous command's outcome.</text:p>
        </text:list-item>
      </text:list>
      <text:p text:style-name="Text_20_body"><text:span text:style-name="Strong_20_Emphasis">4. Specific Exit Statuses:</text:span></text:p>
      <text:list xml:id="list3279968057" text:style-name="L53">
        <text:list-item>
          <text:p text:style-name="P117"><text:span text:style-name="Strong_20_Emphasis">Command Not Found (127):</text:span> The shell couldn't locate the command you tried to run.</text:p>
        </text:list-item>
        <text:list-item>
          <text:p text:style-name="P117"><text:span text:style-name="Strong_20_Emphasis">Non-Executable File (126):</text:span> The shell found the command name, but it's not an executable file.</text:p>
        </text:list-item>
        <text:list-item>
          <text:p text:style-name="P117"><text:span text:style-name="Strong_20_Emphasis">Errors During Expansion/Redirection (&gt; 0):</text:span> Issues during variable or file manipulation during the command execution.</text:p>
        </text:list-item>
        <text:list-item>
          <text:p text:style-name="P116"><text:span text:style-name="Strong_20_Emphasis">Signaled Termination (&gt; 128):</text:span> The command was terminated due to a signal (e.g., Ctrl+C).</text:p>
        </text:list-item>
      </text:list>
      <text:p text:style-name="Text_20_body"><text:span text:style-name="Strong_20_Emphasis">5. Checking Exit Status:</text:span></text:p>
      <text:list xml:id="list1291427345" text:style-name="L54">
        <text:list-item>
          <text:p text:style-name="P119">The special parameter <text:span text:style-name="Source_20_Text">$?</text:span> stores the exit status of the last executed command.</text:p>
        </text:list-item>
        <text:list-item>
          <text:p text:style-name="P118"><text:soft-page-break/>You can use this in conditional statements to control script flow based on success or failure.</text:p>
        </text:list-item>
      </text:list>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08:57:13.458446658</meta:creation-date>
    <meta:generator>LibreOffice/7.3.7.2$Linux_X86_64 LibreOffice_project/30$Build-2</meta:generator>
    <dc:date>2024-07-23T12:51:28.426377599</dc:date>
    <meta:editing-duration>PT1H44M38S</meta:editing-duration>
    <meta:editing-cycles>30</meta:editing-cycles>
    <meta:document-statistic meta:table-count="0" meta:image-count="0" meta:object-count="0" meta:page-count="11" meta:paragraph-count="288" meta:word-count="3170" meta:character-count="19794" meta:non-whitespace-character-count="17087"/>
  </office:meta>
</office:document-meta>
</file>